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1:57:24.942204120</dc:date>
    <meta:editing-duration>PT51M53S</meta:editing-duration>
    <meta:editing-cycles>6</meta:editing-cycles>
    <meta:generator>LibreOffice/4.2.8.2$Linux_X86_64 LibreOffice_project/420m0$Build-2</meta:generator>
    <meta:document-statistic meta:table-count="0" meta:image-count="0" meta:object-count="0" meta:page-count="2" meta:paragraph-count="49" meta:word-count="785" meta:character-count="4467" meta:non-whitespace-character-count="3676"/>
  </office:meta>
</office:document-meta>
</file>